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1.C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C2" style:family="table-cell">
      <style:table-cell-properties fo:padding="0.097cm" fo:border-left="0.002cm solid #000000" fo:border-right="0.002cm solid #000000" fo:border-top="none" fo:border-bottom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Tableau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2.B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none"/>
    </style:style>
    <style:style style:name="Tableau2.B2" style:family="table-cell">
      <style:table-cell-properties fo:padding="0.097cm" fo:border-left="0.002cm solid #000000" fo:border-right="0.002cm solid #000000" fo:border-top="none" fo:border-bottom="none"/>
    </style:style>
    <style:style style:name="Tableau2.A6" style:family="table-cell">
      <style:table-cell-properties fo:padding="0.097cm" fo:border-left="0.002cm solid #000000" fo:border-right="none" fo:border-top="none" fo:border-bottom="0.002cm solid #000000"/>
    </style:style>
    <style:style style:name="Tableau2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B" style:family="table-column">
      <style:table-column-properties style:column-width="4.251cm" style:rel-column-width="16384*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3.D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none"/>
    </style:style>
    <style:style style:name="Tableau3.D2" style:family="table-cell">
      <style:table-cell-properties fo:padding="0.097cm" fo:border-left="0.002cm solid #000000" fo:border-right="0.002cm solid #000000" fo:border-top="none" fo:border-bottom="none"/>
    </style:style>
    <style:style style:name="Tableau3.A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none"/>
    </style:style>
    <style:style style:name="Tableau4.B2" style:family="table-cell">
      <style:table-cell-properties fo:padding="0.097cm" fo:border-left="0.002cm solid #000000" fo:border-right="0.002cm solid #000000" fo:border-top="none" fo:border-bottom="none"/>
    </style:style>
    <style:style style:name="Tableau4.A5" style:family="table-cell">
      <style:table-cell-properties fo:padding="0.097cm" fo:border-left="0.002cm solid #000000" fo:border-right="none" fo:border-top="none" fo:border-bottom="0.002cm solid #000000"/>
    </style:style>
    <style:style style:name="Tableau4.B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color="#808080"/>
    </style:style>
    <style:style style:name="P6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fo:background-color="#ffff99"/>
    </style:style>
    <style:style style:name="T1" style:family="text">
      <style:text-properties fo:background-color="#ffff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sics</text:p>
      <text:p text:style-name="Standard"/>
      <text:h text:style-name="Heading_20_1" text:outline-level="1">setup :</text:h>
      <text:p text:style-name="Standard">text editor</text:p>
      <text:p text:style-name="Standard">Integrated Developping Environment (codeblock)</text:p>
      <text:p text:style-name="Standard"/>
      <text:p text:style-name="Standard">C-compiler</text:p>
      <text:p text:style-name="Standard"/>
      <text:h text:style-name="Heading_20_1" text:outline-level="1">first program :</text:h>
      <text:p text:style-name="Standard"/>
      <text:p text:style-name="Standard">new project &gt; console application</text:p>
      <text:p text:style-name="Standard">(automake “helloworld” program)</text:p>
      <text:p text:style-name="Standard"/>
      <text:h text:style-name="Heading_20_1" text:outline-level="1">variables :</text:h>
      <text:p text:style-name="P1"/>
      <text:p text:style-name="P2">type name = value ;</text:p>
      <text:p text:style-name="P2"/>
      <text:p text:style-name="Text_20_body">string : </text:p>
      <text:p text:style-name="code">char mystring[] = “test” ;</text:p>
      <text:p text:style-name="Text_20_body"/>
      <text:p text:style-name="Text_20_body">integer :</text:p>
      <text:p text:style-name="code">int age = 20 ;</text:p>
      <text:h text:style-name="Heading_20_1" text:outline-level="1">data types :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dtype</text:p>
          </table:table-cell>
          <table:table-cell table:style-name="Tableau1.A1" office:value-type="string">
            <text:p text:style-name="Table_20_Contents">Variable definition</text:p>
          </table:table-cell>
          <table:table-cell table:style-name="Tableau1.C1" office:value-type="string">
            <text:p text:style-name="Table_20_Contents">Type of data</text:p>
          </table:table-cell>
        </table:table-row>
        <table:table-row>
          <table:table-cell table:style-name="Tableau1.A2" office:value-type="string">
            <text:p text:style-name="Text_20_body">integer</text:p>
          </table:table-cell>
          <table:table-cell table:style-name="Tableau1.A2" office:value-type="string">
            <text:p text:style-name="code">int number = 40;</text:p>
            <text:p text:style-name="code">int num;</text:p>
          </table:table-cell>
          <table:table-cell table:style-name="Tableau1.C2" office:value-type="string">
            <text:p text:style-name="Table_20_Contents">Whole numbers</text:p>
          </table:table-cell>
        </table:table-row>
        <table:table-row>
          <table:table-cell table:style-name="Tableau1.A2" office:value-type="string">
            <text:p text:style-name="Text_20_body">double</text:p>
          </table:table-cell>
          <table:table-cell table:style-name="Tableau1.A2" office:value-type="string">
            <text:p text:style-name="code">double decimalNum = 3.14;</text:p>
            <text:p text:style-name="code">double decNum;</text:p>
          </table:table-cell>
          <table:table-cell table:style-name="Tableau1.C2" office:value-type="string">
            <text:p text:style-name="Table_20_Contents">Numbers with floating points</text:p>
          </table:table-cell>
        </table:table-row>
        <table:table-row>
          <table:table-cell table:style-name="Tableau1.A2" office:value-type="string">
            <text:p text:style-name="Text_20_body">characters</text:p>
          </table:table-cell>
          <table:table-cell table:style-name="Tableau1.A2" office:value-type="string">
            <text:p text:style-name="code">char c = 'A';</text:p>
            <text:p text:style-name="code">char c ;</text:p>
          </table:table-cell>
          <table:table-cell table:style-name="Tableau1.C2" office:value-type="string">
            <text:p text:style-name="Table_20_Contents">Character (only one)</text:p>
            <text:p text:style-name="P8">use single quotes for char</text:p>
          </table:table-cell>
        </table:table-row>
        <table:table-row>
          <table:table-cell table:style-name="Tableau1.A5" office:value-type="string">
            <text:p text:style-name="Text_20_body">String</text:p>
          </table:table-cell>
          <table:table-cell table:style-name="Tableau1.A5" office:value-type="string">
            <text:p text:style-name="code">char string[n] = “ABC”;</text:p>
            <text:p text:style-name="code"/>
            <text:p text:style-name="code">char unInitialisedStr[n] ;</text:p>
          </table:table-cell>
          <table:table-cell table:style-name="Tableau1.C5" office:value-type="string">
            <text:p text:style-name="Table_20_Contents">String of character (or array of characters)</text:p>
            <text:p text:style-name="P8">use double quotes for string</text:p>
            <text:p text:style-name="P7">n is the length of the string</text:p>
          </table:table-cell>
        </table:table-row>
      </table:table>
      <text:h text:style-name="Heading_20_1" text:outline-level="1"><text:soft-page-break/>Printf function :</text:h>
      <text:p text:style-name="code">printf(formattedString, arg1, arg2, ...);</text:p>
      <text:p text:style-name="Text_20_body"/>
      <text:p text:style-name="Text_20_body">prints characters onto the console</text:p>
      <text:p text:style-name="Text_20_body">'\c' will force the programm to consider the caracter c as it is (even if it is a special character)</text:p>
      <text:p text:style-name="Text_20_body">format specifiers (respect order)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type of variable</text:p>
          </table:table-cell>
          <table:table-cell table:style-name="Tableau2.B1" office:value-type="string">
            <text:p text:style-name="Table_20_Contents">specifier</text:p>
          </table:table-cell>
        </table:table-row>
        <table:table-row>
          <table:table-cell table:style-name="Tableau2.A2" office:value-type="string">
            <text:p text:style-name="Table_20_Contents">int</text:p>
          </table:table-cell>
          <table:table-cell table:style-name="Tableau2.B2" office:value-type="string">
            <text:p text:style-name="Table_20_Contents">%d <text:s/>%i</text:p>
          </table:table-cell>
        </table:table-row>
        <table:table-row>
          <table:table-cell table:style-name="Tableau2.A2" office:value-type="string">
            <text:p text:style-name="Table_20_Contents">string</text:p>
          </table:table-cell>
          <table:table-cell table:style-name="Tableau2.B2" office:value-type="string">
            <text:p text:style-name="Table_20_Contents">%s</text:p>
          </table:table-cell>
        </table:table-row>
        <table:table-row>
          <table:table-cell table:style-name="Tableau2.A2" office:value-type="string">
            <text:p text:style-name="Table_20_Contents">double or float</text:p>
          </table:table-cell>
          <table:table-cell table:style-name="Tableau2.B2" office:value-type="string">
            <text:p text:style-name="Table_20_Contents">%f %e %E</text:p>
          </table:table-cell>
        </table:table-row>
        <table:table-row>
          <table:table-cell table:style-name="Tableau2.A2" office:value-type="string">
            <text:p text:style-name="Table_20_Contents">character</text:p>
          </table:table-cell>
          <table:table-cell table:style-name="Tableau2.B2" office:value-type="string">
            <text:p text:style-name="Table_20_Contents">%c</text:p>
          </table:table-cell>
        </table:table-row>
        <table:table-row>
          <table:table-cell table:style-name="Tableau2.A6" office:value-type="string">
            <text:p text:style-name="Table_20_Contents">hexadecimal value of int</text:p>
          </table:table-cell>
          <table:table-cell table:style-name="Tableau2.B6" office:value-type="string">
            <text:p text:style-name="Table_20_Contents">%x %X</text:p>
          </table:table-cell>
        </table:table-row>
      </table:table>
      <text:p text:style-name="Text_20_body"/>
      <text:h text:style-name="Heading_20_1" text:outline-level="1">working with numbers :</text:h>
      <text:p text:style-name="P3"/>
      <text:p text:style-name="P3">integer and floating numbers :</text:p>
      <text:p text:style-name="P3">operation(int,float) = float</text:p>
      <text:p text:style-name="P3">operation(int,int) = int</text:p>
      <text:p text:style-name="P3"/>
      <text:p text:style-name="P3">even for division :</text:p>
      <text:p text:style-name="code">printf(“%d”, 5/4);</text:p>
      <text:p text:style-name="code">output: 1</text:p>
      <text:p text:style-name="code">printf(“%d”, 5/4);</text:p>
      <text:p text:style-name="code">output: 0 </text:p>
      <text:p text:style-name="Text_20_body">(with a warning)</text:p>
      <text:p text:style-name="Text_20_body"/>
      <text:p text:style-name="code">printf(“%f”, 5/4.0);</text:p>
      <text:p text:style-name="code">output: 1.250000</text:p>
      <text:p text:style-name="Text_20_body"/>
      <text:p text:style-name="Text_20_body">math built-in functions :</text:p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Table_20_Contents">function</text:p>
          </table:table-cell>
          <table:table-cell table:style-name="Tableau3.A1" office:value-type="string">
            <text:p text:style-name="Table_20_Contents">call</text:p>
          </table:table-cell>
          <table:table-cell table:style-name="Tableau3.A1" office:value-type="string">
            <text:p text:style-name="Table_20_Contents">calculates</text:p>
          </table:table-cell>
          <table:table-cell table:style-name="Tableau3.D1" office:value-type="string">
            <text:p text:style-name="Table_20_Contents">recommanded type</text:p>
          </table:table-cell>
        </table:table-row>
        <table:table-row>
          <table:table-cell table:style-name="Tableau3.A2" office:value-type="string">
            <text:p text:style-name="Table_20_Contents">power</text:p>
          </table:table-cell>
          <table:table-cell table:style-name="Tableau3.A2" office:value-type="string">
            <text:p text:style-name="Table_20_Contents">pow(a,b)</text:p>
          </table:table-cell>
          <table:table-cell table:style-name="Tableau3.A2" office:value-type="string">
            <text:p text:style-name="Table_20_Contents">a power b</text:p>
          </table:table-cell>
          <table:table-cell table:style-name="Tableau3.D2" office:value-type="string">
            <text:p text:style-name="Table_20_Contents">float</text:p>
          </table:table-cell>
        </table:table-row>
        <table:table-row>
          <table:table-cell table:style-name="Tableau3.A2" office:value-type="string">
            <text:p text:style-name="Table_20_Contents">square root</text:p>
          </table:table-cell>
          <table:table-cell table:style-name="Tableau3.A2" office:value-type="string">
            <text:p text:style-name="Table_20_Contents">sqrt(a)</text:p>
          </table:table-cell>
          <table:table-cell table:style-name="Tableau3.A2" office:value-type="string">
            <text:p text:style-name="Table_20_Contents">square root of a</text:p>
          </table:table-cell>
          <table:table-cell table:style-name="Tableau3.D2" office:value-type="string">
            <text:p text:style-name="Table_20_Contents">float</text:p>
          </table:table-cell>
        </table:table-row>
        <table:table-row>
          <table:table-cell table:style-name="Tableau3.A2" office:value-type="string">
            <text:p text:style-name="Table_20_Contents">upper int</text:p>
          </table:table-cell>
          <table:table-cell table:style-name="Tableau3.A2" office:value-type="string">
            <text:p text:style-name="Table_20_Contents">ceil(a)</text:p>
          </table:table-cell>
          <table:table-cell table:style-name="Tableau3.A2" office:value-type="string">
            <text:p text:style-name="Table_20_Contents">the next higher int after or equal to a</text:p>
            <text:p text:style-name="Table_20_Contents">= rounding up the number</text:p>
          </table:table-cell>
          <table:table-cell table:style-name="Tableau3.D2" office:value-type="string">
            <text:p text:style-name="Table_20_Contents">int</text:p>
          </table:table-cell>
        </table:table-row>
        <text:soft-page-break/>
        <table:table-row>
          <table:table-cell table:style-name="Tableau3.A2" office:value-type="string">
            <text:p text:style-name="Table_20_Contents">lower int</text:p>
          </table:table-cell>
          <table:table-cell table:style-name="Tableau3.A2" office:value-type="string">
            <text:p text:style-name="Table_20_Contents">floor(a)</text:p>
          </table:table-cell>
          <table:table-cell table:style-name="Tableau3.A2" office:value-type="string">
            <text:p text:style-name="Table_20_Contents">similar to upper int but gives the lower integer</text:p>
          </table:table-cell>
          <table:table-cell table:style-name="Tableau3.D2" office:value-type="string">
            <text:p text:style-name="Table_20_Contents">int</text:p>
          </table:table-cell>
        </table:table-row>
        <table:table-row>
          <table:table-cell table:style-name="Tableau3.A6" table:number-columns-spanned="4" office:value-type="string">
            <text:p text:style-name="Table_20_Contents">to complete bcause there's more of them....</text:p>
          </table:table-cell>
          <table:covered-table-cell/>
          <table:covered-table-cell/>
          <table:covered-table-cell/>
        </table:table-row>
      </table:table>
      <text:p text:style-name="Text_20_body"/>
      <text:h text:style-name="Heading_20_1" text:outline-level="1">comments :</text:h>
      <text:p text:style-name="P3">multiple lines comment :</text:p>
      <text:p text:style-name="code">/* </text:p>
      <text:p text:style-name="code">comments</text:p>
      <text:p text:style-name="code">on multiple lines</text:p>
      <text:p text:style-name="code">*/</text:p>
      <text:p text:style-name="Text_20_body"/>
      <text:h text:style-name="Heading_20_1" text:outline-level="1">constants :</text:h>
      <text:p text:style-name="P3">special type of variable that can't be modified</text:p>
      <text:p text:style-name="code">const int num = 5;</text:p>
      <text:p text:style-name="Text_20_body"/>
      <text:p text:style-name="Text_20_body">constants usually have full uppercase names</text:p>
      <text:p text:style-name="code">const int CONSTANT = 5;</text:p>
      <text:p text:style-name="Text_20_body"/>
      <text:p text:style-name="Text_20_body">not attributed variables are considered constants</text:p>
      <text:p text:style-name="code">printf(“hello”);</text:p>
      <text:p text:style-name="Text_20_body">“hello” is considered as a constant</text:p>
      <text:p text:style-name="code">printf(“%d”, 70);</text:p>
      <text:p text:style-name="Text_20_body">70 is considered as a constant</text:p>
      <text:p text:style-name="Text_20_body"/>
      <text:h text:style-name="Heading_20_1" text:outline-level="1">inputs :</text:h>
      <text:p text:style-name="P3">use <text:span text:style-name="T2">scanf()</text:span> built-in function</text:p>
      <text:p text:style-name="P3">initialise a new variable :</text:p>
      <text:p text:style-name="code">int age;</text:p>
      <text:p text:style-name="P3">get the input with scanf(“type of data”, &amp; variable to save the data into);</text:p>
      <text:p text:style-name="code">scanf("%d", &amp;age);</text:p>
      <text:p text:style-name="Text_20_body">the '&amp;' is for the pointer (explained further)</text:p>
      <text:p text:style-name="Text_20_body"/>
      <text:p text:style-name="Text_20_body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Table_20_Contents">printf specifier</text:p>
          </table:table-cell>
          <table:table-cell table:style-name="Tableau4.B1" office:value-type="string">
            <text:p text:style-name="Table_20_Contents">scanf specifier</text:p>
          </table:table-cell>
        </table:table-row>
        <table:table-row>
          <table:table-cell table:style-name="Tableau4.A2" office:value-type="string">
            <text:p text:style-name="Table_20_Contents">%d</text:p>
          </table:table-cell>
          <table:table-cell table:style-name="Tableau4.B2" office:value-type="string">
            <text:p text:style-name="Table_20_Contents">%d</text:p>
          </table:table-cell>
        </table:table-row>
        <table:table-row>
          <table:table-cell table:style-name="Tableau4.A2" office:value-type="string">
            <text:p text:style-name="Table_20_Contents">%f</text:p>
          </table:table-cell>
          <table:table-cell table:style-name="Tableau4.B2" office:value-type="string">
            <text:p text:style-name="Table_20_Contents">%lf</text:p>
          </table:table-cell>
        </table:table-row>
        <table:table-row>
          <table:table-cell table:style-name="Tableau4.A2" office:value-type="string">
            <text:p text:style-name="Table_20_Contents">%c</text:p>
          </table:table-cell>
          <table:table-cell table:style-name="Tableau4.B2" office:value-type="string">
            <text:p text:style-name="Table_20_Contents">%c</text:p>
          </table:table-cell>
        </table:table-row>
        <table:table-row>
          <table:table-cell table:style-name="Tableau4.A5" office:value-type="string">
            <text:p text:style-name="Table_20_Contents">%s</text:p>
          </table:table-cell>
          <table:table-cell table:style-name="Tableau4.B5" office:value-type="string">
            <text:p text:style-name="Table_20_Contents">%s</text:p>
          </table:table-cell>
        </table:table-row>
      </table:table>
      <text:p text:style-name="Text_20_body"/>
      <text:p text:style-name="Text_20_body">for the case of strings, the call of scanf changes :</text:p>
      <text:p text:style-name="code">scanf(“%s”, mystring);</text:p>
      <text:p text:style-name="Text_20_body">(we removed the '&amp;'charracter)</text:p>
      <text:p text:style-name="P5">the scanf reads all the characters until the first space only</text:p>
      <text:p text:style-name="Text_20_body"/>
      <text:p text:style-name="Text_20_body"><text:span text:style-name="T2">fgets()</text:span> is a function that <text:span text:style-name="T1">gets only the text</text:span> but the function reads a specified number of characters given in in the function</text:p>
      <text:p text:style-name="code">fgets(string, n);</text:p>
      <text:p text:style-name="Text_20_body">reads n characters and stores them in the 'string' variable</text:p>
      <text:p text:style-name="Text_20_body">also reads the <text:span text:style-name="T3">newline</text:span><text:span text:style-name="T4"> character when you submit your entry by using the enter key.</text:span></text:p>
      <text:p text:style-name="P4"/>
      <text:p text:style-name="Standard">with scanf :</text:p>
      <text:p text:style-name="Standard">enter 2 arguments using</text:p>
      <text:p text:style-name="code">scanf("%s %s", var1, var2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class="text">
      <style:paragraph-properties fo:background-color="#000000" fo:padding="0.049cm" fo:border="0.088cm solid #0084d1" style:shadow="none">
        <style:background-image/>
      </style:paragraph-properties>
      <style:text-properties fo:color="#ffffff" style:font-name="Segoe UI" style:text-underline-style="none" fo:background-color="#0000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Crambes</meta:initial-creator>
    <meta:creation-date>2020-12-09T09:52:25.50</meta:creation-date>
    <dc:date>2020-12-10T18:07:56.72</dc:date>
    <dc:creator>Julien Crambes</dc:creator>
    <meta:editing-duration>PT1H58M6S</meta:editing-duration>
    <meta:editing-cycles>23</meta:editing-cycles>
    <meta:generator>OpenOffice/4.1.7$Win32 OpenOffice.org_project/417m1$Build-9800</meta:generator>
    <meta:document-statistic meta:table-count="4" meta:image-count="0" meta:object-count="0" meta:page-count="4" meta:paragraph-count="133" meta:word-count="467" meta:character-count="2653"/>
  </office:meta>
</office:document-meta>
</file>